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434343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bold" fo:font-family="Verdana" style:font-family-asian="Verdana" style:font-family-complex="Verdana" fo:background-color="transparent" fo:color="#434343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bold" fo:font-family="Verdana" style:font-family-asian="Verdana" style:font-family-complex="Verdana" fo:background-color="transparent" fo:color="#434343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fo:font-family="Verdana" style:font-family-asian="Verdana" style:font-family-complex="Verdana" fo:background-color="transparent" fo:color="#434343"/>
    </style:style>
    <style:style style:name="T16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17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18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fo:font-family="Verdana" style:font-family-asian="Verdana" style:font-family-complex="Verdana" fo:background-color="transparent" fo:color="#434343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fo:font-family="Verdana" style:font-family-asian="Verdana" style:font-family-complex="Verdana" fo:background-color="transparent" fo:color="#434343"/>
    </style:style>
    <style:style style:name="T24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25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26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27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fo:font-family="Verdana" style:font-family-asian="Verdana" style:font-family-complex="Verdana" fo:background-color="transparent" fo:color="#434343"/>
    </style:style>
    <style:style style:name="T30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1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2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3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4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5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6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7" style:family="text">
      <style:text-properties fo:font-size="11.00pt" fo:font-weight="normal" fo:font-family="Verdana" style:font-family-asian="Verdana" style:font-family-complex="Verdana" fo:background-color="transparent" fo:color="#434343"/>
    </style:style>
    <style:style style:name="T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left"/>
    </style:style>
  </office:automatic-styles>
  <office:body>
    <office:text>
      <text:p text:style-name="P1"><text:span text:style-name="T1"><text:s/></text:span><text:span text:style-name="T2"/></text:p>
      <text:p text:style-name="P1"><text:span text:style-name="T2"/></text:p>
      <text:p text:style-name="P1"><text:span text:style-name="T3">Задание 1</text:span><text:span text:style-name="T4"/></text:p>
      <text:p text:style-name="P1"><text:span text:style-name="T5">Контекст:</text:span><text:span text:style-name="T6"/></text:p>
      <text:p text:style-name="P1"><text:span text:style-name="T7">Вы идете на встречу с потенциальным заказчиком (украинский старт-ап, изготовитель обуви).</text:span><text:span text:style-name="T8"/></text:p>
      <text:p text:style-name="P1"><text:span text:style-name="T9">Ранее вы не работали с данным клиентом.</text:span><text:span text:style-name="T10"/></text:p>
      <text:p text:style-name="P1"><text:span text:style-name="T11">Это первая встреча с владельцем фирмы и бухгалтером.</text:span><text:span text:style-name="T12"/></text:p>
      <text:p text:style-name="P1"><text:span text:style-name="T13">Вам известно, что фирма ищет специалистов для разработки сайта. Желаемый срок реализации сайта - 15 июля 2016 года. Финансовая составляющая предложения пока не известна.</text:span><text:span text:style-name="T14"/></text:p>
      <text:p text:style-name="P1"><text:span text:style-name="T15">Задание:<text:s/></text:span><text:span text:style-name="T16">поставьте цель на встречу по SMART.</text:span></text:p>
      <text:p text:style-name="P1"><text:span text:style-name="T17"/></text:p>
      <text:p text:style-name="P1"><text:span text:style-name="T18">Достичь договоренности с Клиентом о выполнении работы по разработке вебсайта(срок реализации задачи<text:s text:c="2"/>до 14.07.2016). Обговорить реальный объем работ и конкретезировать инструменты выполнения задачи (кол-во людей в проекте, финансовая составляющая предложения, возможность работы удаленно или в офисе, дедлайн выполнения этапов работы).<text:s text:c="2"/>По результату переговоров ознакомить потенциального Клиента с<text:s text:c="2"/>примерным планом выполнения задачи.</text:span></text:p>
      <text:p text:style-name="P1"><text:span text:style-name="T19"/></text:p>
      <text:p text:style-name="P1"><text:span text:style-name="T20"/></text:p>
      <text:p text:style-name="P1"><text:span text:style-name="T20"/></text:p>
      <text:p text:style-name="P1"><text:span text:style-name="T21">Задание 2</text:span></text:p>
      <text:p text:style-name="P1"><text:span text:style-name="T22"/></text:p>
      <text:p text:style-name="P1"><text:span text:style-name="T23">Контекст:</text:span><text:span text:style-name="T24"><text:s/>Ваш собеседник говорит:<text:s/></text:span><text:span text:style-name="T25">«</text:span><text:span text:style-name="T26">В компании совершенно не заботятся о персонале</text:span><text:span text:style-name="T27">»</text:span><text:span text:style-name="T28"/></text:p>
      <text:p text:style-name="P1"><text:span text:style-name="T29">Задание:</text:span><text:span text:style-name="T30"><text:s/>Запишите не менее 3х вопросов с использованием техники активного слушания "Уточнение"</text:span></text:p>
      <text:p text:style-name="P1"><text:span text:style-name="T31"/></text:p>
      <text:p text:style-name="P1"><text:span text:style-name="T31">1.<text:s/></text:span><text:span text:style-name="T32">Что ты имеешь ввиду говоря "совершенно не заботятся о персонале"?</text:span></text:p>
      <text:p text:style-name="P1"><text:span text:style-name="T33">2.<text:s/></text:span><text:span text:style-name="T34">Как по твоему мнению это проявляется?</text:span></text:p>
      <text:p text:style-name="P1"><text:span text:style-name="T35">3.<text:s/></text:span><text:span text:style-name="T36">Как ты видишь решение данной проблемы (какие действия ты можешь предложить)?</text:span></text:p>
      <text:p text:style-name="P1"><text:span text:style-name="T37"><text:s/></text:span><text:span text:style-name="T38"/></text:p>
      <text:p text:style-name="P2"><text:span text:style-name="T38"/></text:p>
      <text:p text:style-name="P3"><text:span text:style-name="T39"/></text:p>
      <text:p text:style-name="P3"><text:span text:style-name="T39"/></text:p>
      <text:p text:style-name="P3"><text:span text:style-name="T39"/></text:p>
      <text:p text:style-name="P3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